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 Sans" svg:font-family="'Open Sans',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margin-top="0.139in" fo:margin-bottom="0in" fo:line-height="179%" fo:text-indent="0.0102in" style:auto-text-indent="false" style:writing-mode="lr-tb"/>
      <style:text-properties fo:font-variant="normal" fo:text-transform="none" fo:color="#000000" style:text-line-through-style="none" style:font-name="Open Sans" fo:font-size="11pt" fo:font-style="normal" style:text-underline-style="none" fo:font-weight="normal" style:text-blinking="false" fo:background-color="transparen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bookmark text:name="docs-internal-guid-660799a4-7fff-c293-185c-9879ea0e08f3"/>Big Mountain Resort’s Adult Weekend ticket price of $81 is among the highest in the industry and the highest in Montana. However, Big Mountain’s position in the market justifies an even higher price. </text:p>
      <text:p text:style-name="P1">In its current configuration, Big Mountain can increase its Adult Weekend ticket price to $85-90. Big Mountain’s vertical drop of 2,353 feet is in the 90th percentile nationally, meaning it’s a higher vertical drop than 90 percent of ski resorts in the U.S.</text:p>
      <text:p text:style-name="P1">Big Mountain’s snow-making acreage (600) is in the 84th percentile. Big Mountain’s 14 chair lifts put the resort in the 94th percentile in that category. Big Mountain is in the 92nd percentile with 105 runs. The longest of those runs, 3.3 miles, places Big Mountain in the 94th percentile.</text:p>
      <text:p text:style-name="P1">Last but not least, Big Mountain boasts 3,000 acres of skiable terrain, more than 97% of ski resorts in the U.S.</text:p>
      <text:p text:style-name="P1">The Big Mountain experience would be worth an additional $1.99 on top of the recommended ticket increase with the implementation of Scenario 2a, which involves an additional run, a vertical-ydrop increase of 150 feet and the addition of a chair lift. This would generate nearly $3.5 million of revenue, according to our calculations. This would provide a return of $2 million on the $1.5 million invested in the new chair lift.</text:p>
      <text:p text:style-name="P1">We are aware that in addition to raising ticket prices, Big Mountain also has explored cost-cutting measures such as closing down 10 of the least-used runs. We have found that if this is done at all, only two runs should be closed. Any more than that would negatively affect the recommended ticket price increase. </text:p>
      <text:p text:style-name="P1">Big Mountain is competing for business not only in its region, but also nationally as skiing is a vacation activity for many customers. Considering Big Mountain’s enviable position in the market, the focus should be on increasing revenue by using and building upon those resources to improve the customer experience rather than cutting costs.</text:p>
      <text:p text:style-name="P1">Going forward, information about lodging and ski instruction would be useful for further business analysis.</text:p>
      <text:p text:style-name="Text_20_body"><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 Sans" svg:font-family="'Open Sans',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ichael Batista</meta:initial-creator>
    <meta:creation-date>2021-07-12T12:29:38.91</meta:creation-date>
    <meta:document-statistic meta:table-count="0" meta:image-count="0" meta:object-count="0" meta:page-count="1" meta:paragraph-count="9" meta:word-count="340" meta:character-count="2049"/>
    <dc:date>2021-07-12T16:16:57.92</dc:date>
    <dc:creator>Michael Batista</dc:creator>
    <meta:editing-duration>PT3H32M8S</meta:editing-duration>
    <meta:editing-cycles>1</meta:editing-cycles>
    <meta:generator>OpenOffice/4.1.7$Win32 OpenOffice.org_project/417m1$Build-9800</meta:generator>
  </office:meta>
</office:document-meta>
</file>